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dc="http://purl.org/dc/elements/1.1/" xmlns:xlink="http://www.w3.org/1999/xlink" xmlns:fo="urn:oasis:names:tc:opendocument:xmlns:xsl-fo-compatible:1.0" xmlns:table="urn:oasis:names:tc:opendocument:xmlns:table:1.0" xmlns:text="urn:oasis:names:tc:opendocument:xmlns:text:1.0" xmlns:style="urn:oasis:names:tc:opendocument:xmlns:style:1.0" office:version="1.0">
  <office:automatic-styles>
    <style:style style:family="table" style:name="FunctionsTable">
      <style:table-properties style:writing-mode="lr-tb" table:align="margins" style:width="6in"/>
    </style:style>
    <style:style style:family="table-column" style:name="FunctionsTable.A">
      <style:table-column-properties style:rel-column-width="2159*" style:column-width="2in"/>
    </style:style>
    <style:style style:family="table-column" style:name="FunctionsTable.B">
      <style:table-column-properties style:rel-column-width="4601*" style:column-width="4in"/>
    </style:style>
    <style:style style:family="table-cell" style:name="FunctionsTable.A1">
      <style:table-cell-properties fo:background-color="#e6e6e6">
        <style:background-image/>
      </style:table-cell-properties>
    </style:style>
    <style:style style:family="table" style:name="ParametersTable">
      <style:table-properties style:writing-mode="lr-tb" table:align="margins" style:width="7in"/>
    </style:style>
    <style:style style:family="table-column" style:name="ParametersTable.A">
      <style:table-column-properties style:rel-column-width="2159*" style:column-width="1.5in"/>
    </style:style>
    <style:style style:family="table-column" style:name="ParametersTable.B">
      <style:table-column-properties style:rel-column-width="2947*" style:column-width="1.5in"/>
    </style:style>
    <style:style style:family="table-column" style:name="ParametersTable.C">
      <style:table-column-properties style:rel-column-width="3930*" style:column-width="2.5in"/>
    </style:style>
    <style:style style:family="table-column" style:name="ParametersTable.D">
      <style:table-column-properties style:rel-column-width="601*" style:column-width="0.7in"/>
    </style:style>
    <style:style style:family="table-cell" style:name="ParametersTable.A1">
      <style:table-cell-properties fo:background-color="#e6e6e6">
        <style:background-image/>
      </style:table-cell-properties>
    </style:style>
    <style:style style:family="table" style:name="ExampleTable">
      <style:table-properties style:writing-mode="lr-tb" table:align="margins" style:width="8in"/>
    </style:style>
    <style:style style:family="table-column" style:name="ExampleTable.A">
      <style:table-column-properties style:rel-column-width="2000*" style:column-width="2in"/>
    </style:style>
    <style:style style:family="table-column" style:name="ExampleTable.B">
      <style:table-column-properties style:rel-column-width="6000*" style:column-width="6in"/>
    </style:style>
    <style:style style:family="table-cell" style:name="ExampleTable.A1">
      <style:table-cell-properties fo:background-color="#e6e6e6">
        <style:background-image/>
      </style:table-cell-properties>
    </style:style>
  </office:automatic-styles>
  <office:body>
    <office:text>
      <text:p text:style-name="Title">myproject API</text:p>
      <text:p text:style-name="Subtitle">- Technical Guideline -</text:p>
      <text:h text:style-name="Heading1">Overview</text:h>
      <text:h text:style-name="Heading2">Description</text:h>
      <text:p text:style-name="P2">My first XINS project.</text:p>
      <text:h text:style-name="Heading2">Functions</text:h>
      <table:table table:style-name="FunctionsTable" table:name="FunctionsTable">
        <table:table-column table:style-name="FunctionsTable.A"/>
        <table:table-column table:style-name="FunctionsTable.B"/>
        <table:table-row>
          <table:table-cell office:value-type="string" table:style-name="FunctionsTable.A1">
            <text:p text:style-name="P2">Function</text:p>
          </table:table-cell>
          <table:table-cell office:value-type="string" table:style-name="FunctionsTable.A1">
            <text:p text:style-name="P2">Description</text:p>
          </table:table-cell>
        </table:table-row>
        <table:table-row>
          <table:table-cell office:value-type="string">
            <text:p text:style-name="P1">MyFunction</text:p>
          </table:table-cell>
          <table:table-cell office:value-type="string">
            <text:p text:style-name="P1">A simple function that return a "hello" message to the person</text:p>
          </table:table-cell>
        </table:table-row>
      </table:table>
      <text:h text:outline-level="1" text:style-name="Heading1">Function MyFunction</text:h>
      <text:h text:outline-level="2" text:style-name="Heading2">Description</text:h>
      <text:p text:style-name="P2">A simple function that return a "hello" message to the person.</text:p>
      <text:h text:outline-level="2" text:style-name="Heading2">input parameters</text:h>
      <table:table table:style-name="ParametersTable" table:name="ParametersTable">
        <table:table-column table:style-name="ParametersTable.A"/>
        <table:table-column table:style-name="ParametersTable.B"/>
        <table:table-column table:style-name="ParametersTable.C"/>
        <table:table-column table:style-name="ParametersTable.D"/>
        <table:table-row>
          <table:table-cell office:value-type="string" table:style-name="ParametersTable.A1">
            <text:p text:style-name="P2">Parameter</text:p>
          </table:table-cell>
          <table:table-cell office:value-type="string" table:style-name="ParametersTable.A1">
            <text:p text:style-name="P2">Type</text:p>
          </table:table-cell>
          <table:table-cell office:value-type="string" table:style-name="ParametersTable.A1">
            <text:p text:style-name="P2">Description</text:p>
          </table:table-cell>
          <table:table-cell office:value-type="string" table:style-name="ParametersTable.A1">
            <text:p text:style-name="P2">Req.</text:p>
          </table:table-cell>
        </table:table-row>
        <table:table-row>
          <table:table-cell office:value-type="string">
            <text:p text:style-name="Standard">gender</text:p>
          </table:table-cell>
          <table:table-cell office:value-type="string">
            <text:p xmlns:xd="http://www.pnp-software.com/XSLTdoc" text:style-name="Standard">One of the value: </text:p>
            <text:p xmlns:xd="http://www.pnp-software.com/XSLTdoc" text:style-name="Standard">
<text:span text:style-name="Code">m<text:line-break/>f</text:span>
</text:p>
          </table:table-cell>
          <table:table-cell office:value-type="string">
            <text:p text:style-name="Standard">The gender of the person.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personLastName</text:p>
          </table:table-cell>
          <table:table-cell office:value-type="string">
            <text:p xmlns:xd="http://www.pnp-software.com/XSLTdoc" text:style-name="Standard">Pattern: <text:span text:style-name="Code">[A-Za-z ]{1,50}</text:span>
</text:p>
          </table:table-cell>
          <table:table-cell office:value-type="string">
            <text:p text:style-name="Standard">The last name of the person.</text:p>
          </table:table-cell>
          <table:table-cell office:value-type="string">
            <text:p text:style-name="Standard">yes</text:p>
          </table:table-cell>
        </table:table-row>
      </table:table>
      <text:h text:outline-level="2" text:style-name="Heading2">output parameters</text:h>
      <table:table table:style-name="ParametersTable" table:name="ParametersTable">
        <table:table-column table:style-name="ParametersTable.A"/>
        <table:table-column table:style-name="ParametersTable.B"/>
        <table:table-column table:style-name="ParametersTable.C"/>
        <table:table-column table:style-name="ParametersTable.D"/>
        <table:table-row>
          <table:table-cell office:value-type="string" table:style-name="ParametersTable.A1">
            <text:p text:style-name="P2">Parameter</text:p>
          </table:table-cell>
          <table:table-cell office:value-type="string" table:style-name="ParametersTable.A1">
            <text:p text:style-name="P2">Type</text:p>
          </table:table-cell>
          <table:table-cell office:value-type="string" table:style-name="ParametersTable.A1">
            <text:p text:style-name="P2">Description</text:p>
          </table:table-cell>
          <table:table-cell office:value-type="string" table:style-name="ParametersTable.A1">
            <text:p text:style-name="P2">Req.</text:p>
          </table:table-cell>
        </table:table-row>
        <table:table-row>
          <table:table-cell office:value-type="string">
            <text:p text:style-name="Standard">message</text:p>
          </table:table-cell>
          <table:table-cell office:value-type="string">
            <text:p xmlns:xd="http://www.pnp-software.com/XSLTdoc" text:style-name="Standard">Plain text.</text:p>
          </table:table-cell>
          <table:table-cell office:value-type="string">
            <text:p text:style-name="Standard">The message returned to this person.</text:p>
          </table:table-cell>
          <table:table-cell office:value-type="string">
            <text:p text:style-name="Standard">yes</text:p>
          </table:table-cell>
        </table:table-row>
      </table:table>
      <text:h text:outline-level="2" text:style-name="Heading2">Error codes</text:h>
      <table:table table:style-name="FunctionsTable" table:name="FunctionsTable">
        <table:table-column table:style-name="FunctionsTable.A"/>
        <table:table-column table:style-name="FunctionsTable.B"/>
        <table:table-row>
          <table:table-cell office:value-type="string" table:style-name="FunctionsTable.A1">
            <text:p text:style-name="P2">Error code</text:p>
          </table:table-cell>
          <table:table-cell office:value-type="string" table:style-name="FunctionsTable.A1">
            <text:p text:style-name="P2">Description</text:p>
          </table:table-cell>
        </table:table-row>
        <table:table-row>
          <table:table-cell office:value-type="string">
            <text:p text:style-name="Standard">_DisabledFunction</text:p>
          </table:table-cell>
          <table:table-cell office:value-type="string">
            <text:p text:style-name="Standard">The function is currently disabled.</text:p>
          </table:table-cell>
        </table:table-row>
        <table:table-row>
          <table:table-cell office:value-type="string">
            <text:p text:style-name="Standard">_InternalError</text:p>
          </table:table-cell>
          <table:table-cell office:value-type="string">
            <text:p text:style-name="Standard">There was an internal error.</text:p>
          </table:table-cell>
        </table:table-row>
        <table:table-row>
          <table:table-cell office:value-type="string">
            <text:p text:style-name="Standard">_InvalidRequest</text:p>
          </table:table-cell>
          <table:table-cell office:value-type="string">
            <text:p text:style-name="Standard">Indicates that the request is considered invalid since it does not match the criteria defined by the specification.</text:p>
          </table:table-cell>
        </table:table-row>
        <table:table-row>
          <table:table-cell office:value-type="string">
            <text:p text:style-name="Standard">_InvalidResponse</text:p>
          </table:table-cell>
          <table:table-cell office:value-type="string">
            <text:p text:style-name="Standard">Indicates that the implementation produced a response that does not match the criteria defined by the specification. Typical callers should treat this like an internal error.</text:p>
          </table:table-cell>
        </table:table-row>
        <table:table-row>
          <table:table-cell office:value-type="string">
            <text:p text:style-name="Standard">NoVowel</text:p>
          </table:table-cell>
          <table:table-cell office:value-type="string">
            <text:p text:style-name="Standard">The name does not contain any vowels.</text:p>
          </table:table-cell>
        </table:table-row>
      </table:table>
      <text:h text:outline-level="2" text:style-name="Heading2">Examples</text:h>
      <text:p text:style-name="Standard">Below are some example requests with corresponding responses. Note that these are non-normative.</text:p>
      <text:p text:style-name="P2">Example 1: Missing parameter : lastName</text:p>
      <table:table table:style-name="ExampleTable" table:name="ExampleTable">
        <table:table-column table:style-name="ExampleTable.A"/>
        <table:table-column table:style-name="ExampleTable.B"/>
        <table:table-row>
          <table:table-cell office:value-type="string" table:style-name="ExampleTable.A1">
            <text:p text:style-name="P2">Request</text:p>
          </table:table-cell>
          <table:table-cell office:value-type="string">
            <text:p text:style-name="Standard">http://API_HOST/<text:line-break/>?_function=MyFunction<text:line-break/>&amp;_convention=_xins-std<text:line-break/>&amp;<text:span text:style-name="Name">personLastName</text:span>=<text:span text:style-name="Value">Bond+007</text:span>
</text:p>
          </table:table-cell>
        </table:table-row>
        <table:table-row>
          <table:table-cell office:value-type="string" table:style-name="ExampleTable.A1">
            <text:p text:style-name="P2">Response</text:p>
          </table:table-cell>
          <table:table-cell office:value-type="string">
            <text:p text:style-name="Xml">
<text:span text:style-name="XmlDecl">&lt;?xml version="1.0" encoding="UTF-8"?&gt;</text:span>
<text:line-break/>&lt;<text:span text:style-name="Elem">result</text:span> <text:span text:style-name="Name">errorcode</text:span>=<text:span text:style-name="Value">"_InvalidRequest"</text:span>&gt;<text:line-break/>
<text:s text:c="2"/>&lt;<text:span text:style-name="Elem">data</text:span>&gt;<text:line-break/>
<text:s text:c="4"/>&lt;<text:span text:style-name="Elem">missing-param</text:span> <text:span text:style-name="Name">param</text:span>=<text:span text:style-name="Value">"gender"</text:span> /&gt;<text:line-break/>
<text:s text:c="4"/>&lt;<text:span text:style-name="Elem">invalid-value-for-type</text:span> <text:span text:style-name="Name">type</text:span>=<text:span text:style-name="Value">"LastName"</text:span> <text:span text:style-name="Name">param</text:span>=<text:span text:style-name="Value">"personLastName"</text:span> /&gt;<text:line-break/>
<text:s text:c="2"/>&lt;/<text:span text:style-name="Elem">data</text:span>&gt;<text:line-break/>&lt;/result&gt;</text:p>
          </table:table-cell>
        </table:table-row>
      </table:table>
      <text:p text:style-name="P2">Example 2: The name does not contain any vowels.</text:p>
      <table:table table:style-name="ExampleTable" table:name="ExampleTable">
        <table:table-column table:style-name="ExampleTable.A"/>
        <table:table-column table:style-name="ExampleTable.B"/>
        <table:table-row>
          <table:table-cell office:value-type="string" table:style-name="ExampleTable.A1">
            <text:p text:style-name="P2">Request</text:p>
          </table:table-cell>
          <table:table-cell office:value-type="string">
            <text:p text:style-name="Standard">http://API_HOST/<text:line-break/>?_function=MyFunction<text:line-break/>&amp;_convention=_xins-std<text:line-break/>&amp;<text:span text:style-name="Name">gender</text:span>=<text:span text:style-name="Value">f</text:span>
<text:line-break/>&amp;<text:span text:style-name="Name">personLastName</text:span>=<text:span text:style-name="Value">cqfd</text:span>
</text:p>
          </table:table-cell>
        </table:table-row>
        <table:table-row>
          <table:table-cell office:value-type="string" table:style-name="ExampleTable.A1">
            <text:p text:style-name="P2">Response</text:p>
          </table:table-cell>
          <table:table-cell office:value-type="string">
            <text:p text:style-name="Xml">
<text:span text:style-name="XmlDecl">&lt;?xml version="1.0" encoding="UTF-8"?&gt;</text:span>
<text:line-break/>&lt;<text:span text:style-name="Elem">result</text:span> <text:span text:style-name="Name">errorcode</text:span>=<text:span text:style-name="Value">"NoVowel"</text:span> /&gt;</text:p>
          </table:table-cell>
        </table:table-row>
      </table:table>
      <text:p text:style-name="P2">Example 3: Message returned.</text:p>
      <table:table table:style-name="ExampleTable" table:name="ExampleTable">
        <table:table-column table:style-name="ExampleTable.A"/>
        <table:table-column table:style-name="ExampleTable.B"/>
        <table:table-row>
          <table:table-cell office:value-type="string" table:style-name="ExampleTable.A1">
            <text:p text:style-name="P2">Request</text:p>
          </table:table-cell>
          <table:table-cell office:value-type="string">
            <text:p text:style-name="Standard">http://API_HOST/<text:line-break/>?_function=MyFunction<text:line-break/>&amp;_convention=_xins-std<text:line-break/>&amp;<text:span text:style-name="Name">gender</text:span>=<text:span text:style-name="Value">f</text:span>
<text:line-break/>&amp;<text:span text:style-name="Name">personLastName</text:span>=<text:span text:style-name="Value">Lee</text:span>
</text:p>
          </table:table-cell>
        </table:table-row>
        <table:table-row>
          <table:table-cell office:value-type="string" table:style-name="ExampleTable.A1">
            <text:p text:style-name="P2">Response</text:p>
          </table:table-cell>
          <table:table-cell office:value-type="string">
            <text:p text:style-name="Xml">
<text:span text:style-name="XmlDecl">&lt;?xml version="1.0" encoding="UTF-8"?&gt;</text:span>
<text:line-break/>&lt;<text:span text:style-name="Elem">result</text:span>&gt;<text:line-break/>
<text:s text:c="2"/>&lt;<text:span text:style-name="Elem">param</text:span> <text:span text:style-name="Name">name</text:span>=<text:span text:style-name="Value">"message"</text:span>&gt;<text:span text:style-name="PCData">Hello Miss Lee</text:span>&lt;/<text:span text:style-name="Elem">param</text:span>&gt;<text:line-break/>&lt;/result&gt;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script="urn:oasis:names:tc:opendocument:xmlns:script:1.0" xmlns:ooo="http://openoffice.org/2004/office" xmlns:dom="http://www.w3.org/2001/xml-events" office:version="1.0">
  <!-- Fonts -->
  <office:font-face-decls>
    <style:font-face style:name="Arial" svg:font-family="Arial" style:font-family-generic="swiss" style:font-pitch="variable"/>
    <style:font-face style:name="Frutiger 45 Light" svg:font-family="'Frutiger 45 Light'" style:font-family-generic="decorative" style:font-pitch="variable"/>
    <style:font-face style:name="Frutiger 56 Italic" svg:font-family="'Frutiger 56 Italic'" style:font-family-generic="decorative" style:font-pitch="variable"/>
    <style:font-face style:name="Frutiger 65 Bold" svg:font-family="'Frutiger 65 Bold'" style:font-family-generic="decorative" style:font-pitch="variable"/>
    <style:font-face style:name="Lucida Console" svg:font-family="'Lucida Console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!-- Tables --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Text --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/>
    </style:default-style>
    <style:style style:name="Title" style:family="paragraph" style:parent-style-name="Standard" style:next-style-name="Subtitle" style:class="chapter">
      <style:paragraph-properties fo:margin-top="0.5555in" fo:margin-bottom="0.5555in" fo:text-align="center" style:justify-single-word="false" fo:padding-left="0in" fo:padding-right="0in" fo:padding-top="0.0138in" fo:padding-bottom="0.0138in" fo:border-top="0.0071in solid #808080" fo:border-bottom="0.0071in solid #808080"/>
      <style:text-properties fo:text-transform="uppercase" style:font-name="Frutiger 65 Bold" fo:font-size="34pt" fo:font-weight="bold" fo:letter-spacing="0.0209in" style:letter-kerning="tru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Frutiger 56 Italic" fo:font-size="24pt" fo:font-style="italic"/>
    </style:style>
    <style:style style:name="Standard" style:family="paragraph" style:class="text">
      <style:paragraph-properties fo:margin-top="0.0417in" fo:margin-bottom="0.0417in" fo:orphans="2" fo:widows="2" style:writing-mode="lr-tb"/>
      <style:text-properties style:use-window-font-color="true" style:font-name="Frutiger 45 Light" fo:font-size="10pt" fo:language="en" fo:country="US"/>
    </style:style>
    <style:style style:name="Code" style:family="text" style:parent-style-name="Standard">
      <style:text-properties style:font-name="Lucida Console" fo:font-size="8.5pt" fo:letter-spacing="-0.0071in" style:font-size-asian="8.5pt"/>
    </style:style>
    <style:style style:name="Name" style:family="text" style:parent-style-name="Code">
		</style:style>
    <style:style style:name="Value" style:family="text" style:parent-style-name="Code">
		</style:style>
    <style:style style:name="Url" style:family="text" style:parent-style-name="Standard">
      <style:text-properties style:font-name="Lucida Console" fo:font-size="8.5pt" style:text-underline-style="solid" style:text-underline-width="auto" style:text-underline-color="font-color"/>
    </style:style>
    <style:style style:name="Xml" style:family="text" style:parent-style-name="Code">
      <!--style:text-properties fo:color="#280099"/-->
    </style:style>
    <style:style style:name="XmlDecl" style:family="text" style:parent-style-name="Xml">
		</style:style>
    <style:style style:name="Elem" style:family="text" style:parent-style-name="Code">
		</style:style>
    <style:style style:name="Attr" style:family="text" style:parent-style-name="Code">
		</style:style>
    <style:style style:name="PCData" style:family="text" style:parent-style-name="Code">
		</style:style>
    <style:style style:name="Description" style:family="text" style:parent-style-name="Standard">
		</style:style>
    <style:style style:name="FunctionsHeading" style:family="paragraph" style:parent-style-name="Standard">
      <style:paragraph-properties style:snap-to-layout-grid="false"/>
      <style:text-properties fo:font-weight="bold" fo:font-size="12pt"/>
    </style:style>
    <style:style style:name="ParameterHeading" style:family="paragraph" style:parent-style-name="Standard">
      <style:paragraph-properties style:snap-to-layout-grid="false"/>
      <style:text-properties fo:font-weight="bold" fo:font-size="12pt"/>
    </style:style>
    <style:style style:name="ExampleHeading" style:family="paragraph" style:parent-style-name="Standard">
      <style:paragraph-properties style:snap-to-layout-grid="false"/>
      <style:text-properties fo:font-weight="bold" fo:font-size="12pt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style:snap-to-layout-grid="false"/>
      <style:text-properties fo:font-weight="bold" fo:font-size="12pt"/>
    </style:style>
    <style:style style:name="P3" style:family="paragraph" style:parent-style-name="Standard">
      <style:paragraph-properties fo:text-align="end" style:justify-single-word="false"/>
      <style:text-properties fo:font-style="italic" fo:font-size="10pt"/>
    </style:style>
    <style:style style:display-name="Heading 1" style:name="Heading1" style:family="paragraph" style:parent-style-name="Standard" style:class="text" style:default-outline-level="1">
      <style:paragraph-properties fo:break-before="page" fo:margin-top="0.25in" fo:margin-bottom="0.5in" fo:text-align="center" fo:border-top="0.0071in solid #000000" fo:border-bottom="0.0071in solid #000000" fo:keep-with-next="always"/>
      <style:text-properties style:font-name="Arial" fo:font-size="22pt"/>
    </style:style>
    <style:style style:display-name="Heading 2" style:name="Heading2" style:family="paragraph" style:parent-style-name="Standard" style:class="text" style:default-outline-level="2">
      <style:paragraph-properties fo:margin-top="0.1665in" fo:margin-bottom="0.0835in" fo:keep-with-next="always"/>
      <style:text-properties style:font-name="Arial" fo:font-size="1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</office:styles>
  <office:master-styles>
    <style:master-page style:name="Standard" style:page-layout-name="pm1">
      <style:header>
        <text:p text:style-name="P1"/>
      </style:header>
      <style:footer>
        <text:p text:style-name="P3">Page <text:page-number text:select-page="current"/>/<text:page-count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XINS 2.0-rc2-dev</meta:generator>
    <meta:creation-date>2007.06.12 16:49:22.220</meta:creation-date>
    <dc:date>2007.06.12 16:49:22.220</dc:date>
    <dc:language>en-US</dc:language>
    <meta:editing-cycles>1</meta:editing-cycles>
    <meta:user-defined meta:name="Info 1"/>
    <meta:user-defined meta:name="Info 2"/>
    <meta:user-defined meta:name="Info 3"/>
    <meta:user-defined meta:name="Info 4"/>
    <meta:document-statistic meta:image-count="0" meta:object-count="0"/>
  </office:meta>
</office:document-meta>
</file>